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face style:name="Arial"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ab-stops>
          <style:tab-stop style:position="3in" style:type="center"/>
          <style:tab-stop style:position="6in" style:type="right"/>
        </style:tab-stops>
      </style:paragraph-properties>
    </style:style>
    <style:style style:name="P2" style:family="paragraph" style:parent-style-name="Header">
      <style:paragraph-properties>
        <style:tab-stops>
          <style:tab-stop style:position="3in" style:type="center"/>
          <style:tab-stop style:position="6in" style:type="right"/>
        </style:tab-stops>
      </style:paragraph-properties>
    </style:style>
    <style:style style:name="P3" style:family="paragraph" style:parent-style-name="Footer">
      <style:paragraph-properties>
        <style:tab-stops>
          <style:tab-stop style:position="3in" style:type="center"/>
          <style:tab-stop style:position="6in" style:type="right"/>
        </style:tab-stops>
      </style:paragraph-properties>
    </style:style>
    <style:style style:name="P4" style:family="paragraph" style:parent-style-name="Standard">
      <style:text-properties officeooo:paragraph-rsid="000f130e"/>
    </style:style>
    <style:style style:name="P5" style:family="paragraph" style:parent-style-name="Standard">
      <style:text-properties officeooo:rsid="001046af" officeooo:paragraph-rsid="001046af"/>
    </style:style>
    <style:style style:name="P6" style:family="paragraph" style:parent-style-name="Standard">
      <style:text-properties officeooo:rsid="00107a1b" officeooo:paragraph-rsid="00107a1b"/>
    </style:style>
    <style:style style:name="P7" style:family="paragraph" style:parent-style-name="Standard">
      <style:text-properties officeooo:rsid="0013075c" officeooo:paragraph-rsid="0013075c"/>
    </style:style>
    <style:style style:name="P8" style:family="paragraph" style:parent-style-name="Standard">
      <style:text-properties officeooo:rsid="0013075c" officeooo:paragraph-rsid="0013799b"/>
    </style:style>
    <style:style style:name="P9" style:family="paragraph" style:parent-style-name="Standard">
      <style:text-properties officeooo:rsid="0013799b" officeooo:paragraph-rsid="0013799b"/>
    </style:style>
    <style:style style:name="P10" style:family="paragraph" style:parent-style-name="Standard">
      <style:text-properties officeooo:rsid="0013ba57" officeooo:paragraph-rsid="0013ba57"/>
    </style:style>
    <style:style style:name="P11" style:family="paragraph" style:parent-style-name="Standard">
      <style:text-properties officeooo:rsid="0014621c"/>
    </style:style>
    <style:style style:name="P12" style:family="paragraph" style:parent-style-name="Standard" style:list-style-name="L19">
      <style:text-properties officeooo:rsid="00107a1b" officeooo:paragraph-rsid="00107a1b"/>
    </style:style>
    <style:style style:name="P13" style:family="paragraph" style:parent-style-name="Standard" style:list-style-name="L20">
      <style:text-properties officeooo:rsid="00107a1b" officeooo:paragraph-rsid="00107a1b"/>
    </style:style>
    <style:style style:name="P14" style:family="paragraph" style:parent-style-name="Standard" style:list-style-name="L21">
      <style:text-properties officeooo:rsid="00107a1b" officeooo:paragraph-rsid="00107a1b"/>
    </style:style>
    <style:style style:name="P15" style:family="paragraph" style:parent-style-name="Standard" style:list-style-name="L22">
      <style:text-properties officeooo:rsid="0013799b" officeooo:paragraph-rsid="0013799b"/>
    </style:style>
    <style:style style:name="P16" style:family="paragraph" style:parent-style-name="Standard" style:list-style-name="L24">
      <style:text-properties officeooo:rsid="0013799b" officeooo:paragraph-rsid="0013799b"/>
    </style:style>
    <style:style style:name="P17" style:family="paragraph" style:parent-style-name="Standard" style:list-style-name="L22">
      <style:text-properties officeooo:rsid="0013ba57" officeooo:paragraph-rsid="0013ba57"/>
    </style:style>
    <style:style style:name="P18" style:family="paragraph" style:parent-style-name="Standard" style:list-style-name="L23">
      <style:text-properties officeooo:rsid="0013ba57" officeooo:paragraph-rsid="0013ba57"/>
    </style:style>
    <style:style style:name="P19" style:family="paragraph" style:parent-style-name="Standard" style:list-style-name="L25">
      <style:text-properties officeooo:rsid="0013ba57" officeooo:paragraph-rsid="0013799b"/>
    </style:style>
    <style:style style:name="P20" style:family="paragraph" style:parent-style-name="Standard" style:list-style-name="L25">
      <style:text-properties officeooo:rsid="0013ba57" officeooo:paragraph-rsid="0013ba57"/>
    </style:style>
    <style:style style:name="P21" style:family="paragraph" style:parent-style-name="Standard" style:list-style-name="L26">
      <style:text-properties officeooo:rsid="0013ba57" officeooo:paragraph-rsid="0013ba57"/>
    </style:style>
    <style:style style:name="P22" style:family="paragraph" style:parent-style-name="Standard" style:list-style-name="L27">
      <style:text-properties officeooo:rsid="0013ba57" officeooo:paragraph-rsid="0013ba57"/>
    </style:style>
    <style:style style:name="P23" style:family="paragraph" style:parent-style-name="Standard" style:list-style-name="L28">
      <style:text-properties officeooo:rsid="0013ba57" officeooo:paragraph-rsid="0013ba57"/>
    </style:style>
    <style:style style:name="P24" style:family="paragraph" style:parent-style-name="Standard" style:list-style-name="L29">
      <style:text-properties officeooo:rsid="0013ba57" officeooo:paragraph-rsid="0013ba57"/>
    </style:style>
    <style:style style:name="P25" style:family="paragraph" style:parent-style-name="Standard" style:list-style-name="L30">
      <style:text-properties officeooo:rsid="0013ba57" officeooo:paragraph-rsid="0013ba57"/>
    </style:style>
    <style:style style:name="P26" style:family="paragraph" style:parent-style-name="Standard" style:list-style-name="L31">
      <style:text-properties officeooo:rsid="0014621c" officeooo:paragraph-rsid="0014621c"/>
    </style:style>
    <style:style style:name="P27" style:family="paragraph" style:parent-style-name="Standard" style:list-style-name=""/>
    <style:style style:name="P28" style:family="paragraph" style:parent-style-name="Heading" style:master-page-name="Standard">
      <style:paragraph-properties style:page-number="auto"/>
    </style:style>
    <style:style style:name="P29" style:family="paragraph" style:parent-style-name="Heading_20_1">
      <style:text-properties officeooo:rsid="000f130e" officeooo:paragraph-rsid="000f130e"/>
    </style:style>
    <style:style style:name="P30" style:family="paragraph" style:parent-style-name="Heading_20_2">
      <style:text-properties officeooo:rsid="000f130e" officeooo:paragraph-rsid="000f130e"/>
    </style:style>
    <style:style style:name="P31" style:family="paragraph" style:parent-style-name="Heading_20_2">
      <style:text-properties officeooo:rsid="0013799b" officeooo:paragraph-rsid="0013799b"/>
    </style:style>
    <style:style style:name="P32" style:family="paragraph" style:parent-style-name="Heading_20_2">
      <style:text-properties officeooo:rsid="0013075c" officeooo:paragraph-rsid="0013075c"/>
    </style:style>
    <style:style style:name="P33" style:family="paragraph" style:parent-style-name="Heading_20_2" style:list-style-name="WW8Num1" style:master-page-name="">
      <style:paragraph-properties fo:margin-left="0in" fo:margin-right="0in" fo:margin-top="0.1665in" fo:margin-bottom="0.0417in" style:contextual-spacing="false" fo:line-height="150%" fo:orphans="2" fo:widows="2" fo:text-indent="0in" style:auto-text-indent="false" style:page-number="auto" fo:keep-with-next="always" style:writing-mode="lr-tb">
        <style:tab-stops>
          <style:tab-stop style:position="0.4in"/>
        </style:tab-stops>
      </style:paragraph-properties>
      <style:text-properties officeooo:paragraph-rsid="000f130e"/>
    </style:style>
    <style:style style:name="P34" style:family="paragraph" style:parent-style-name="Heading_20_3">
      <style:text-properties officeooo:rsid="0013ba57" officeooo:paragraph-rsid="0013ba57"/>
    </style:style>
    <style:style style:name="P35" style:family="paragraph" style:parent-style-name="Contents_20_2">
      <style:paragraph-properties>
        <style:tab-stops>
          <style:tab-stop style:position="6in" style:type="right" style:leader-style="dotted" style:leader-text="."/>
        </style:tab-stops>
      </style:paragraph-properties>
    </style:style>
    <style:style style:name="P36" style:family="paragraph" style:parent-style-name="Contents_20_1">
      <style:paragraph-properties>
        <style:tab-stops>
          <style:tab-stop style:position="6in" style:type="right" style:leader-style="dotted" style:leader-text="."/>
        </style:tab-stops>
      </style:paragraph-properties>
    </style:style>
    <style:style style:name="P37" style:family="paragraph" style:parent-style-name="Contents_20_3">
      <style:paragraph-properties>
        <style:tab-stops>
          <style:tab-stop style:position="6in" style:type="right" style:leader-style="dotted" style:leader-text="."/>
        </style:tab-stops>
      </style:paragraph-properties>
    </style:style>
    <style:style style:name="P38" style:family="paragraph">
      <style:paragraph-properties fo:margin-left="0in" fo:margin-right="0in" fo:margin-top="0in" fo:margin-bottom="0in" fo:line-height="100%" fo:text-align="center" fo:text-indent="0in"/>
    </style:style>
    <style:style style:name="P3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Droid Sans Fallback"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P4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0f9d5"/>
    </style:style>
    <style:style style:name="T2" style:family="text">
      <style:text-properties fo:language="en" fo:country="US"/>
    </style:style>
    <style:style style:name="T3" style:family="text">
      <style:text-properties officeooo:rsid="000f130e"/>
    </style:style>
    <style:style style:name="T4" style:family="text">
      <style:text-properties officeooo:rsid="00107a1b"/>
    </style:style>
    <style:style style:name="T5" style:family="text">
      <style:text-properties officeooo:rsid="0013799b"/>
    </style:style>
    <style:style style:name="T6" style:family="text">
      <style:text-properties officeooo:rsid="0013ba57"/>
    </style:style>
    <style:style style:name="T7" style:family="text">
      <style:text-properties officeooo:rsid="0014621c"/>
    </style:style>
    <style:style style:name="T8" style:family="text">
      <style:text-properties officeooo:rsid="0014ebfd"/>
    </style:style>
    <style:style style:name="T9"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Droid Sans Fallback"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bookmark-start text:name="__RefHeading__545_1736941561"/>The <text:span text:style-name="T2">ChocAn</text:span> Simulator<text:bookmark-end text:name="__RefHeading__545_1736941561"/></text:p>
      <text:p text:style-name="Subtitle"><text:bookmark-start text:name="__RefHeading__547_1736941561"/><text:span text:style-name="T3">Design</text:span> Document<text:bookmark-end text:name="__RefHeading__547_1736941561"/></text:p>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2" text:name="Table of Contents1_Head">
            <text:p text:style-name="Contents_20_Heading">Table of Contents</text:p>
          </text:index-title>
          <text:p text:style-name="P36"><text:a xlink:type="simple" xlink:href="#__RefHeading__457_848818598" text:style-name="Index_20_Link" text:visited-style-name="Index_20_Link">1Introduction<text:tab/>2</text:a></text:p>
          <text:p text:style-name="P35"><text:a xlink:type="simple" xlink:href="#__RefHeading__459_848818598" text:style-name="Index_20_Link" text:visited-style-name="Index_20_Link">1.1Purpose and Scope<text:tab/>2</text:a></text:p>
          <text:p text:style-name="P35"><text:a xlink:type="simple" xlink:href="#__RefHeading__463_848818598" text:style-name="Index_20_Link" text:visited-style-name="Index_20_Link">1.2Target Audience<text:tab/>2</text:a></text:p>
          <text:p text:style-name="P35"><text:a xlink:type="simple" xlink:href="#__RefHeading__465_848818598" text:style-name="Index_20_Link" text:visited-style-name="Index_20_Link">1.3Terms and Definitions<text:tab/>2</text:a></text:p>
          <text:p text:style-name="P36"><text:a xlink:type="simple" xlink:href="#__RefHeading__467_848818598" text:style-name="Index_20_Link" text:visited-style-name="Index_20_Link">2Design Considerations<text:tab/>3</text:a></text:p>
          <text:p text:style-name="P35"><text:a xlink:type="simple" xlink:href="#__RefHeading__469_848818598" text:style-name="Index_20_Link" text:visited-style-name="Index_20_Link">2.1Constraints and dependences<text:tab/>3</text:a></text:p>
          <text:p text:style-name="P35"><text:a xlink:type="simple" xlink:href="#__RefHeading__471_848818598" text:style-name="Index_20_Link" text:visited-style-name="Index_20_Link">2.2Methodology<text:tab/>3</text:a></text:p>
          <text:p text:style-name="P36"><text:a xlink:type="simple" xlink:href="#__RefHeading__473_848818598" text:style-name="Index_20_Link" text:visited-style-name="Index_20_Link">3System Architecture<text:tab/>4</text:a></text:p>
          <text:p text:style-name="P35"><text:a xlink:type="simple" xlink:href="#__RefHeading__475_848818598" text:style-name="Index_20_Link" text:visited-style-name="Index_20_Link">3.1Graph 1<text:tab/>4</text:a></text:p>
          <text:p text:style-name="P36"><text:a xlink:type="simple" xlink:href="#__RefHeading__477_848818598" text:style-name="Index_20_Link" text:visited-style-name="Index_20_Link">4Detailed System Design<text:tab/>6</text:a></text:p>
          <text:p text:style-name="P35"><text:a xlink:type="simple" xlink:href="#__RefHeading__479_848818598" text:style-name="Index_20_Link" text:visited-style-name="Index_20_Link">4.1Headers<text:tab/>6</text:a></text:p>
          <text:p text:style-name="P35"><text:a xlink:type="simple" xlink:href="#__RefHeading__481_848818598" text:style-name="Index_20_Link" text:visited-style-name="Index_20_Link">4.2Files used<text:tab/>6</text:a></text:p>
          <text:p text:style-name="P35"><text:a xlink:type="simple" xlink:href="#__RefHeading__483_848818598" text:style-name="Index_20_Link" text:visited-style-name="Index_20_Link">4.3Description of file structure(s):<text:tab/>7</text:a></text:p>
          <text:p text:style-name="P37"><text:a xlink:type="simple" xlink:href="#__RefHeading__485_848818598" text:style-name="Index_20_Link" text:visited-style-name="Index_20_Link">4.3.1Member directory structure:<text:tab/>7</text:a></text:p>
          <text:p text:style-name="P37"><text:a xlink:type="simple" xlink:href="#__RefHeading__487_848818598" text:style-name="Index_20_Link" text:visited-style-name="Index_20_Link">4.3.2Provider directory structure:<text:tab/>7</text:a></text:p>
          <text:p text:style-name="P37"><text:a xlink:type="simple" xlink:href="#__RefHeading__489_848818598" text:style-name="Index_20_Link" text:visited-style-name="Index_20_Link">4.3.3Services list structure:<text:tab/>7</text:a></text:p>
          <text:p text:style-name="P37"><text:a xlink:type="simple" xlink:href="#__RefHeading__491_848818598" text:style-name="Index_20_Link" text:visited-style-name="Index_20_Link">4.3.4Services for the week list structure:<text:tab/>7</text:a></text:p>
          <text:p text:style-name="P37"><text:a xlink:type="simple" xlink:href="#__RefHeading__493_848818598" text:style-name="Index_20_Link" text:visited-style-name="Index_20_Link">4.3.5Member report structure:<text:tab/>8</text:a></text:p>
          <text:p text:style-name="P37"><text:a xlink:type="simple" xlink:href="#__RefHeading__495_848818598" text:style-name="Index_20_Link" text:visited-style-name="Index_20_Link">4.3.6Provider report structure:<text:tab/>8</text:a></text:p>
          <text:p text:style-name="P37"><text:a xlink:type="simple" xlink:href="#__RefHeading__497_848818598" text:style-name="Index_20_Link" text:visited-style-name="Index_20_Link">4.3.7Summary report structure:<text:tab/>9</text:a></text:p>
        </text:index-body>
      </text:table-of-content>
      <text:p text:style-name="List_20_Contents"/>
      <text:list xml:id="list6681826246320368294" text:style-name="WW8Num1">
        <text:list-item>
          <text:h text:style-name="P29" text:outline-level="1"><text:bookmark-start text:name="__RefHeading__457_848818598"/>Introduction<text:bookmark-end text:name="__RefHeading__457_848818598"/></text:h>
        </text:list-item>
      </text:list>
      <text:p text:style-name="P5">This document will be in charge of defining how the software requested by ChocAn will be implemented by Brian Breniser on behalf of CS 300 at Portland State University. It <text:span text:style-name="T4">will outline purpose, scope, audience, definitions, design and architecture of the software product.</text:span></text:p>
      <text:list xml:id="list220933250720029" text:continue-numbering="true" text:style-name="WW8Num1">
        <text:list-item>
          <text:list>
            <text:list-item>
              <text:h text:style-name="P33" text:outline-level="2"><text:bookmark-start text:name="__RefHeading__459_848818598"/><text:span text:style-name="T3">Purpose and Scope</text:span><text:bookmark-end text:name="__RefHeading__459_848818598"/></text:h>
            </text:list-item>
          </text:list>
        </text:list-item>
      </text:list>
      <text:h text:style-name="P27" text:outline-level="2"><text:bookmark-start text:name="__RefHeading__527_848818598"/>This document will describe the PSU portion of the ChocAn Software product. It will provided the technical background to create the software product, with the architectural background of the software needed.<text:bookmark-end text:name="__RefHeading__527_848818598"/></text:h>
      <text:list xml:id="list220933082739175" text:continue-numbering="true" text:style-name="WW8Num1">
        <text:list-item>
          <text:list>
            <text:list-item>
              <text:h text:style-name="P30" text:outline-level="2"><text:bookmark-start text:name="__RefHeading__463_848818598"/>Target Audience<text:bookmark-end text:name="__RefHeading__463_848818598"/></text:h>
            </text:list-item>
          </text:list>
        </text:list-item>
      </text:list>
      <text:p text:style-name="P6">This document appeals to a variety of people:</text:p>
      <text:list xml:id="list8630775591365109298" text:style-name="L19">
        <text:list-item>
          <text:p text:style-name="P12">Brian Breniser</text:p>
        </text:list-item>
        <text:list-item>
          <text:p text:style-name="P12">CS 300 grader and professor</text:p>
        </text:list-item>
        <text:list-item>
          <text:p text:style-name="P12">Mirroring real world: ChocAn service provider</text:p>
        </text:list-item>
      </text:list>
      <text:list xml:id="list220934135160002" text:continue-list="list220933082739175" text:style-name="WW8Num1">
        <text:list-item>
          <text:list>
            <text:list-item>
              <text:h text:style-name="P30" text:outline-level="2"><text:bookmark-start text:name="__RefHeading__465_848818598"/>Terms and Definitions<text:bookmark-end text:name="__RefHeading__465_848818598"/></text:h>
            </text:list-item>
          </text:list>
        </text:list-item>
      </text:list>
      <text:p text:style-name="P7">Provid<text:span text:style-name="T8">e</text:span>r: An employee of ChocAn (provides services)</text:p>
      <text:p text:style-name="P7">Member: A <text:span text:style-name="T8">customer</text:span> of ChocAn (attends services)</text:p>
      <text:list xml:id="list220933105710351" text:continue-numbering="true" text:style-name="WW8Num1">
        <text:list-item>
          <text:h text:style-name="P29" text:outline-level="1"><text:bookmark-start text:name="__RefHeading__467_848818598"/>Design Considerations<text:bookmark-end text:name="__RefHeading__467_848818598"/></text:h>
        </text:list-item>
      </text:list>
      <text:p text:style-name="P6">This section will describe the constraints, dependences, and methodologies of this software system.</text:p>
      <text:list xml:id="list220932905999931" text:continue-numbering="true" text:style-name="WW8Num1">
        <text:list-item>
          <text:list>
            <text:list-item>
              <text:h text:style-name="Heading_20_2" text:outline-level="2"><text:bookmark-start text:name="__RefHeading__469_848818598"/>Constraints and dependences<text:bookmark-end text:name="__RefHeading__469_848818598"/></text:h>
            </text:list-item>
          </text:list>
        </text:list-item>
      </text:list>
      <text:p text:style-name="P6">Constraints:</text:p>
      <text:list xml:id="list4989657055502355580" text:style-name="L20">
        <text:list-item>
          <text:p text:style-name="P13">Unix, or Unix-Like system (Unix, Linux, osx, or unix terminal emulators)</text:p>
        </text:list-item>
        <text:list-item>
          <text:p text:style-name="P13">Python 3.x installed (anything python 3 or higher is supported, up to 3.4 currently)</text:p>
        </text:list-item>
      </text:list>
      <text:p text:style-name="P6">Dependences:</text:p>
      <text:list xml:id="list3839886585860319836" text:style-name="L21">
        <text:list-item>
          <text:p text:style-name="P14">Python 3.x installed</text:p>
        </text:list-item>
        <text:list-item>
          <text:p text:style-name="P14">Python json module installed (comes with 3.4 by default)</text:p>
        </text:list-item>
        <text:list-item>
          <text:p text:style-name="P14">Everything else will be python native</text:p>
        </text:list-item>
      </text:list>
      <text:list xml:id="list220932947418910" text:continue-list="list220932905999931" text:style-name="WW8Num1">
        <text:list-item>
          <text:list>
            <text:list-item>
              <text:h text:style-name="Heading_20_2" text:outline-level="2"><text:bookmark-start text:name="__RefHeading__471_848818598"/>Methodology<text:bookmark-end text:name="__RefHeading__471_848818598"/></text:h>
            </text:list-item>
          </text:list>
        </text:list-item>
      </text:list>
      <text:p text:style-name="P6">This application will be implemented, by the requirements, via a terminal application. It will take in commands one at a time, and process them accordingly. There will not be a functional date methodology, for implementation purposes we will use called functions to execute “Friday at midnight” kind of scenarios. I'm doing this because in a real application I would have this process running in a separate program calling the functions of this program on it's schedule instead.</text:p>
      <text:p text:style-name="P6"/>
      <text:p text:style-name="P6">I will be using the json module since I can easily import and export python dictionaries to text files without messing with disk I/O. This is to the advantage of the programmer since less code needs to be written, and more will be taken care of by standard libraries which are much more peer reviewed than this will ever be. The disadvantage comes with speed implementation, as using libraries will be slower, and exporting json formats would be slower than accessing files directly. But the <text:span text:style-name="T8">trade off</text:span> is small. It is much easier to implement, and not much slower to use.</text:p>
      <text:list xml:id="list220934237046372" text:continue-numbering="true" text:style-name="WW8Num1">
        <text:list-item>
          <text:h text:style-name="P29" text:outline-level="1"><text:bookmark-start text:name="__RefHeading__473_848818598"/>System Architecture<text:bookmark-end text:name="__RefHeading__473_848818598"/></text:h>
        </text:list-item>
      </text:list>
      <text:p text:style-name="P7">System architecture is an overview of of the structure of the <text:span text:style-name="T5">application.</text:span></text:p>
      <text:list xml:id="list220933470485342" text:continue-numbering="true" text:style-name="WW8Num1">
        <text:list-item>
          <text:list>
            <text:list-item>
              <text:h text:style-name="P31" text:outline-level="2"><text:bookmark-start text:name="__RefHeading__475_848818598"/>Graph 1<text:bookmark-end text:name="__RefHeading__475_848818598"/></text:h>
            </text:list-item>
          </text:list>
        </text:list-item>
      </text:list>
      <text:p text:style-name="P4"><draw:g text:anchor-type="paragraph" draw:z-index="0" draw:style-name="gr1"><draw:custom-shape draw:style-name="gr2" draw:text-style-name="P39" xml:id="id1" draw:id="id1" svg:width="1.2815in" svg:height="0.3551in" svg:x="1.1579in" svg:y="0.0465in"><text:p text:style-name="P38"><text:span text:style-name="T9">Application Loads</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 draw:text-style-name="P39" xml:id="id2" draw:id="id2" svg:width="1.8307in" svg:height="0.2898in" svg:x="0.8827in" svg:y="0.7457in"><text:p text:style-name="P38"><text:span text:style-name="T9">Presents command lin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 draw:text-style-name="P39" xml:id="id3" draw:id="id3" svg:width="1.3732in" svg:height="0.3331in" svg:x="1.1118in" svg:y="1.4126in"><text:p text:style-name="P38"><text:span text:style-name="T9">Read user input</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 draw:text-style-name="P39" xml:id="id8" draw:id="id8" svg:width="1.7669in" svg:height="0.6343in" svg:x="1.4319in" svg:y="1.9717in"><text:p text:style-name="P38"><text:span text:style-name="T9">Add service entry</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2" draw:text-style-name="P39" xml:id="id6" draw:id="id6" svg:width="1.7661in" svg:height="0.635in" svg:x="1.4138in" svg:y="3.4331in"><text:p text:style-name="P38"><text:span text:style-name="T9">Create reports</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2" draw:text-style-name="P39" xml:id="id5" draw:id="id5" svg:width="1.7661in" svg:height="0.6343in" svg:x="1.4228in" svg:y="4.1429in"><text:p text:style-name="P38"><text:span text:style-name="T9">Customer action</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2" draw:text-style-name="P39" xml:id="id7" draw:id="id7" svg:width="1.7661in" svg:height="0.635in" svg:x="1.4508in" svg:y="2.6803in"><text:p text:style-name="P38"><text:span text:style-name="T9">Ask provider directory</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2" draw:text-style-name="P39" xml:id="id4" draw:id="id4" svg:width="1.7661in" svg:height="0.6343in" svg:x="1.4228in" svg:y="4.9063in"><text:p text:style-name="P38"><text:span text:style-name="T9">Provider action</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2" draw:text-style-name="P39" xml:id="id9" draw:id="id9" svg:width="0.998in" svg:height="0.5378in" svg:x="3.7472in" svg:y="4.3685in"><text:p text:style-name="P38"><text:span text:style-name="T9">Add</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 draw:text-style-name="P39" xml:id="id11" draw:id="id11" svg:width="0.9976in" svg:height="0.5378in" svg:x="3.739in" svg:y="5.7449in"><text:p text:style-name="P38"><text:span text:style-name="T9">Modify</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 draw:text-style-name="P39" xml:id="id10" draw:id="id10" svg:width="0.998in" svg:height="0.5378in" svg:x="3.7563in" svg:y="5.0673in"><text:p text:style-name="P38"><text:span text:style-name="T9">Delet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draw:style-name="gr3" draw:text-style-name="P40" svg:x1="1.7984in" svg:y1="0.4012in" svg:x2="1.798in" svg:y2="0.7453in" draw:start-shape="id1" draw:start-glue-point="6" draw:end-shape="id2" draw:end-glue-point="4" svg:d="M4568 1019v437h-1v437" svg:viewBox="0 0 4 877"><text:p/></draw:connector><draw:connector draw:style-name="gr3" draw:text-style-name="P40" svg:x1="1.798in" svg:y1="1.0354in" svg:x2="1.7984in" svg:y2="1.4126in" draw:start-shape="id2" draw:start-glue-point="6" draw:end-shape="id3" draw:end-glue-point="4" svg:d="M4567 2630v478h1v480" svg:viewBox="0 0 4 960"><text:p/></draw:connector><draw:connector draw:style-name="gr3" draw:text-style-name="P40" svg:x1="1.1118in" svg:y1="1.5791in" svg:x2="1.4228in" svg:y2="5.2228in" draw:start-shape="id3" draw:start-glue-point="5" draw:end-shape="id4" draw:end-glue-point="5" svg:d="M2824 4011h-503v9255h1293" svg:viewBox="0 0 1295 9257"><text:p/></draw:connector><draw:connector draw:style-name="gr3" draw:text-style-name="P40" svg:x1="1.1118in" svg:y1="1.5791in" svg:x2="1.4228in" svg:y2="4.4598in" draw:start-shape="id3" draw:start-glue-point="5" draw:end-shape="id5" draw:end-glue-point="5" svg:d="M2824 4011h-503v7317h1293" svg:viewBox="0 0 1295 7318"><text:p/></draw:connector><draw:connector draw:style-name="gr3" draw:text-style-name="P40" svg:x1="1.1118in" svg:y1="1.5791in" svg:x2="1.4138in" svg:y2="3.7508in" draw:start-shape="id3" draw:start-glue-point="5" draw:end-shape="id6" draw:end-glue-point="5" svg:d="M2824 4011h-503v5516h1270" svg:viewBox="0 0 1272 5517"><text:p/></draw:connector><draw:connector draw:style-name="gr3" draw:text-style-name="P40" svg:x1="1.1118in" svg:y1="1.5791in" svg:x2="1.4508in" svg:y2="2.998in" draw:start-shape="id3" draw:start-glue-point="5" draw:end-shape="id7" draw:end-glue-point="5" svg:d="M2824 4011h-503v3604h1364" svg:viewBox="0 0 1365 3605"><text:p/></draw:connector><draw:connector draw:style-name="gr3" draw:text-style-name="P40" svg:x1="1.1118in" svg:y1="1.5791in" svg:x2="1.4319in" svg:y2="2.2882in" draw:start-shape="id3" draw:start-glue-point="5" draw:end-shape="id8" draw:end-glue-point="5" svg:d="M2824 4011h-503v1801h1316" svg:viewBox="0 0 1318 1803"><text:p/></draw:connector><draw:connector draw:style-name="gr4" draw:text-style-name="P40" draw:type="lines" svg:x1="3.189in" svg:y1="4.4598in" svg:x2="3.7472in" svg:y2="4.6374in" draw:start-shape="id5" draw:start-glue-point="7" draw:end-shape="id9" draw:end-glue-point="5" svg:d="M8100 11328h501l414 451h503" svg:viewBox="0 0 1420 453"><text:p/></draw:connector><draw:connector draw:style-name="gr4" draw:text-style-name="P40" draw:type="lines" svg:x1="3.189in" svg:y1="4.4598in" svg:x2="3.7563in" svg:y2="5.3362in" draw:start-shape="id5" draw:start-glue-point="7" draw:end-shape="id10" draw:end-glue-point="5" svg:d="M8100 11328h501l437 2226h503" svg:viewBox="0 0 1443 2228"><text:p/></draw:connector><draw:connector draw:style-name="gr4" draw:text-style-name="P40" draw:type="lines" svg:x1="3.189in" svg:y1="4.4598in" svg:x2="3.739in" svg:y2="6.0138in" draw:start-shape="id5" draw:start-glue-point="7" draw:end-shape="id11" draw:end-glue-point="5" svg:d="M8100 11328h501l395 3947h501" svg:viewBox="0 0 1399 3949"><text:p/></draw:connector><draw:connector draw:style-name="gr4" draw:text-style-name="P40" draw:type="lines" svg:x1="3.189in" svg:y1="5.2228in" svg:x2="3.7472in" svg:y2="4.6374in" draw:start-shape="id4" draw:start-glue-point="7" draw:end-shape="id9" draw:end-glue-point="5" svg:d="M8100 13266h501l414-1487h503" svg:viewBox="0 0 1420 1489"><text:p/></draw:connector><draw:connector draw:style-name="gr4" draw:text-style-name="P40" draw:type="lines" svg:x1="3.189in" svg:y1="5.2228in" svg:x2="3.7563in" svg:y2="5.3362in" draw:start-shape="id4" draw:start-glue-point="7" draw:end-shape="id10" draw:end-glue-point="5" svg:d="M8100 13266h501l437 288h503" svg:viewBox="0 0 1443 289"><text:p/></draw:connector><draw:connector draw:style-name="gr4" draw:text-style-name="P40" draw:type="lines" svg:x1="3.189in" svg:y1="5.2228in" svg:x2="3.739in" svg:y2="6.0138in" draw:start-shape="id4" draw:start-glue-point="7" draw:end-shape="id11" draw:end-glue-point="5" svg:d="M8100 13266h501l395 2009h501" svg:viewBox="0 0 1399 2011"><text:p/></draw:connector><draw:custom-shape draw:style-name="gr2" draw:text-style-name="P40" xml:id="id13" draw:id="id13" svg:width="0.7323in" svg:height="1.3657in" svg:x="3.9673in" svg:y="0.4228in"><text:p text:style-name="P38"><text:span text:style-name="T9">Give</text:span></text:p><text:p text:style-name="P38"><text:span text:style-name="T9">Details</text:span></text:p><text:p text:style-name="P38"><text:span text:style-name="T9">Of</text:span></text:p><text:p text:style-name="P38"><text:span text:style-name="T9">Service</text:span></text:p><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2" draw:text-style-name="P39" xml:id="id15" draw:id="id15" svg:width="1.1717in" svg:height="0.387in" svg:x="3.7201in" svg:y="2.8638in"><text:p text:style-name="P38"><text:span text:style-name="T9">Display directory</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 draw:text-style-name="P39" xml:id="id12" draw:id="id12" svg:width="1.3276in" svg:height="0.4197in" svg:x="3.537in" svg:y="3.5626in"><text:p text:style-name="P38"><text:span text:style-name="T9">Create report files</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draw:style-name="gr4" draw:text-style-name="P40" svg:x1="3.1799in" svg:y1="3.7508in" svg:x2="3.5366in" svg:y2="3.772in" draw:start-shape="id6" draw:start-glue-point="7" draw:end-shape="id12" draw:end-glue-point="5" svg:d="M8077 9527h453v54h453" svg:viewBox="0 0 908 56"><text:p/></draw:connector><draw:custom-shape draw:style-name="gr2" draw:text-style-name="P39" xml:id="id14" draw:id="id14" svg:width="0.7051in" svg:height="0.3661in" svg:x="4.1043in" svg:y="2.0626in"><text:p text:style-name="P38"><text:span text:style-name="T9">Sav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draw:style-name="gr4" draw:text-style-name="P40" draw:type="lines" svg:x1="4.3335in" svg:y1="1.6803in" svg:x2="4.4571in" svg:y2="2.0622in" draw:start-shape="id13" draw:start-glue-point="6" draw:end-shape="id14" draw:end-glue-point="4" svg:d="M11007 4268v776l314-309v503" svg:viewBox="0 0 316 972"><text:p/></draw:connector><draw:connector draw:style-name="gr3" draw:text-style-name="P40" svg:x1="3.1988in" svg:y1="2.2882in" svg:x2="4.3339in" svg:y2="0.4228in" draw:start-shape="id8" draw:start-glue-point="7" draw:end-shape="id13" draw:end-glue-point="4" svg:d="M8125 5812h978v-5239h1905v501" svg:viewBox="0 0 2884 5241"><text:p/></draw:connector><draw:connector draw:style-name="gr3" draw:text-style-name="P40" svg:x1="3.2165in" svg:y1="2.998in" svg:x2="3.7201in" svg:y2="3.0575in" draw:start-shape="id7" draw:start-glue-point="7" draw:end-shape="id15" draw:end-glue-point="5" svg:d="M8170 7615h639v151h640" svg:viewBox="0 0 1281 153"><text:p/></draw:connector></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oft-page-break/>After the program loads, a command line will be presented, allowing it to read user input. Depending on the commands provided, the application will act in a number of ways.</text:p>
      <text:p text:style-name="P7">Adding a service entry: Add a customer service entry, include current date, service date, provider number, member number, service code, comments.</text:p>
      <text:p text:style-name="P7"/>
      <text:p text:style-name="P7">Ask provider directory: display the director of providers</text:p>
      <text:p text:style-name="P7"/>
      <text:p text:style-name="P7">Create reports: create 3 separate files, member report, provider report, and summary report</text:p>
      <text:p text:style-name="P7"/>
      <text:p text:style-name="P7">Customer or provider action: Add a customer/provider, delete a customer/provider, or modify a customer/provider</text:p>
      <text:p text:style-name="P7"/>
      <text:p text:style-name="P7">Arrows in the diagram lead to disk read/writes (using the json format)</text:p>
      <text:list xml:id="list220932367383006" text:continue-numbering="true" text:style-name="WW8Num1">
        <text:list-item>
          <text:h text:style-name="P29" text:outline-level="1"><text:bookmark-start text:name="__RefHeading__477_848818598"/>Detailed System Design<text:bookmark-end text:name="__RefHeading__477_848818598"/></text:h>
        </text:list-item>
      </text:list>
      <text:p text:style-name="P7">Here we will describe, in detail, including pseudo code, the implementation of the software.</text:p>
      <text:p text:style-name="P7"/>
      <text:list xml:id="list220933425672091" text:continue-numbering="true" text:style-name="WW8Num1">
        <text:list-item>
          <text:list>
            <text:list-item>
              <text:h text:style-name="P32" text:outline-level="2"><text:bookmark-start text:name="__RefHeading__479_848818598"/>Headers<text:bookmark-end text:name="__RefHeading__479_848818598"/></text:h>
            </text:list-item>
          </text:list>
        </text:list-item>
      </text:list>
      <text:p text:style-name="P8">Import json</text:p>
      <text:p text:style-name="P8">This is the only header needed and will import the json library for file use</text:p>
      <text:list xml:id="list220933388320532" text:continue-numbering="true" text:style-name="WW8Num1">
        <text:list-item>
          <text:list>
            <text:list-item>
              <text:h text:style-name="P31" text:outline-level="2"><text:bookmark-start text:name="__RefHeading__481_848818598"/>Files used<text:bookmark-end text:name="__RefHeading__481_848818598"/></text:h>
            </text:list-item>
          </text:list>
        </text:list-item>
      </text:list>
      <text:p text:style-name="P9">Since we need to keep everything on record in file format, we need two files:</text:p>
      <text:list xml:id="list2815381298547834574" text:style-name="L22">
        <text:list-item>
          <text:p text:style-name="P15">Provider directory</text:p>
        </text:list-item>
        <text:list-item>
          <text:p text:style-name="P15">Member directory</text:p>
        </text:list-item>
        <text:list-item>
          <text:p text:style-name="P17">Service list</text:p>
        </text:list-item>
      </text:list>
      <text:p text:style-name="P9">Both are in json format.</text:p>
      <text:p text:style-name="P9"/>
      <text:p text:style-name="P10">The list of services provided will be kept in a list, in this file (after saving):</text:p>
      <text:list xml:id="list2571519308177126079" text:style-name="L23">
        <text:list-item>
          <text:p text:style-name="P18">Services for the week list</text:p>
        </text:list-item>
      </text:list>
      <text:p text:style-name="P10">This list will be in the json file format</text:p>
      <text:p text:style-name="P9"/>
      <text:p text:style-name="P9">Reports will be held as files as well those reports are:</text:p>
      <text:list xml:id="list1881371943842450381" text:style-name="L24">
        <text:list-item>
          <text:p text:style-name="P16">Member report</text:p>
        </text:list-item>
        <text:list-item>
          <text:p text:style-name="P16">Provider report</text:p>
        </text:list-item>
        <text:list-item>
          <text:p text:style-name="P16">Summary report</text:p>
        </text:list-item>
      </text:list>
      <text:p text:style-name="P9">Each of these reports will be in the json format as well.</text:p>
      <text:p text:style-name="P9"/>
      <text:list xml:id="list220933157741574" text:continue-list="list220933388320532" text:style-name="WW8Num1">
        <text:list-item>
          <text:list>
            <text:list-item>
              <text:h text:style-name="P31" text:outline-level="2"><text:bookmark-start text:name="__RefHeading__483_848818598"/><text:soft-page-break/>Description of file structure<text:span text:style-name="T6">(s)</text:span>:<text:bookmark-end text:name="__RefHeading__483_848818598"/></text:h>
            </text:list-item>
          </text:list>
        </text:list-item>
      </text:list>
      <text:p text:style-name="P9">Pseudo code will be used to describe the format of these files, the hierarchy used will both describe the json format and the python dictionary format (which is what json imports into python as), thus, we can describe both with one description.</text:p>
      <text:p text:style-name="P9">Provider directory structure:</text:p>
      <text:p text:style-name="P9"/>
      <text:list xml:id="list220933092135306" text:continue-numbering="true" text:style-name="WW8Num1">
        <text:list-item>
          <text:list>
            <text:list-item>
              <text:list>
                <text:list-item>
                  <text:h text:style-name="Heading_20_3" text:outline-level="3"><text:bookmark-start text:name="__RefHeading__485_848818598"/>Member directory structure:<text:bookmark-end text:name="__RefHeading__485_848818598"/></text:h>
                </text:list-item>
              </text:list>
            </text:list-item>
          </text:list>
        </text:list-item>
      </text:list>
      <text:list xml:id="list7999937381879329657" text:style-name="L25">
        <text:list-item>
          <text:p text:style-name="P19">Name (25 char)</text:p>
        </text:list-item>
        <text:list-item>
          <text:p text:style-name="P20">Number (9 digits)</text:p>
        </text:list-item>
        <text:list-item>
          <text:p text:style-name="P20">Street address (25 char)</text:p>
        </text:list-item>
        <text:list-item>
          <text:p text:style-name="P20">City (14 char)</text:p>
        </text:list-item>
        <text:list-item>
          <text:p text:style-name="P20">State (2 char)</text:p>
        </text:list-item>
        <text:list-item>
          <text:p text:style-name="P20">Zip code (5 digits)</text:p>
        </text:list-item>
      </text:list>
      <text:list xml:id="list220932501769102" text:continue-list="list220933092135306" text:style-name="WW8Num1">
        <text:list-item>
          <text:list>
            <text:list-item>
              <text:list>
                <text:list-item>
                  <text:h text:style-name="Heading_20_3" text:outline-level="3"><text:bookmark-start text:name="__RefHeading__487_848818598"/>Provider directory structure:<text:bookmark-end text:name="__RefHeading__487_848818598"/></text:h>
                </text:list-item>
              </text:list>
            </text:list-item>
          </text:list>
        </text:list-item>
      </text:list>
      <text:list xml:id="list2101184672722140663" text:style-name="L26">
        <text:list-item>
          <text:p text:style-name="P21">Name (25 char)</text:p>
        </text:list-item>
        <text:list-item>
          <text:p text:style-name="P21">Number (9 digits)</text:p>
        </text:list-item>
        <text:list-item>
          <text:p text:style-name="P21">Street address (25 char)</text:p>
        </text:list-item>
        <text:list-item>
          <text:p text:style-name="P21">City (14 char)</text:p>
        </text:list-item>
        <text:list-item>
          <text:p text:style-name="P21">State (2 char)</text:p>
        </text:list-item>
        <text:list-item>
          <text:p text:style-name="P21">Zip code (5 digits)</text:p>
        </text:list-item>
      </text:list>
      <text:list xml:id="list220933633912201" text:continue-list="list220932501769102" text:style-name="WW8Num1">
        <text:list-item>
          <text:list>
            <text:list-item>
              <text:list>
                <text:list-item>
                  <text:h text:style-name="P34" text:outline-level="3"><text:bookmark-start text:name="__RefHeading__489_848818598"/>Services list structure:<text:bookmark-end text:name="__RefHeading__489_848818598"/></text:h>
                </text:list-item>
              </text:list>
            </text:list-item>
          </text:list>
        </text:list-item>
      </text:list>
      <text:list xml:id="list1175616682561607919" text:style-name="L27">
        <text:list-item>
          <text:p text:style-name="P22">Name (20 char)</text:p>
        </text:list-item>
        <text:list-item>
          <text:p text:style-name="P22">Code (6 digits)</text:p>
        </text:list-item>
        <text:list-item>
          <text:p text:style-name="P22">Fee (up to $999.99)</text:p>
        </text:list-item>
      </text:list>
      <text:list xml:id="list220934213141877" text:continue-list="list220933633912201" text:style-name="WW8Num1">
        <text:list-item>
          <text:list>
            <text:list-item>
              <text:list>
                <text:list-item>
                  <text:h text:style-name="Heading_20_3" text:outline-level="3"><text:bookmark-start text:name="__RefHeading__491_848818598"/>Services <text:span text:style-name="T6">for the week</text:span> list structure:<text:bookmark-end text:name="__RefHeading__491_848818598"/></text:h>
                </text:list-item>
              </text:list>
            </text:list-item>
          </text:list>
        </text:list-item>
      </text:list>
      <text:list xml:id="list5712790019394700053" text:style-name="L28">
        <text:list-item>
          <text:p text:style-name="P23">Current date and time (MM-DD-YYYY HH:MM:SS)</text:p>
        </text:list-item>
        <text:list-item>
          <text:p text:style-name="P23">Date services was provided (MM-DD-YYYY)</text:p>
        </text:list-item>
        <text:list-item>
          <text:p text:style-name="P23"><text:soft-page-break/>Provider number (9 digits)</text:p>
        </text:list-item>
        <text:list-item>
          <text:p text:style-name="P23">Member number (9 digits)</text:p>
        </text:list-item>
        <text:list-item>
          <text:p text:style-name="P23">Service code (6 digits)</text:p>
        </text:list-item>
        <text:list-item>
          <text:p text:style-name="P23">Comments (100 characters)(optional)</text:p>
        </text:list-item>
      </text:list>
      <text:list xml:id="list220933094934182" text:continue-list="list220934213141877" text:style-name="WW8Num1">
        <text:list-item>
          <text:list>
            <text:list-item>
              <text:list>
                <text:list-item>
                  <text:h text:style-name="Heading_20_3" text:outline-level="3"><text:bookmark-start text:name="__RefHeading__493_848818598"/>Member report structure:<text:bookmark-end text:name="__RefHeading__493_848818598"/></text:h>
                </text:list-item>
              </text:list>
            </text:list-item>
          </text:list>
        </text:list-item>
      </text:list>
      <text:list xml:id="list3116967754495293536" text:style-name="L29">
        <text:list-item>
          <text:p text:style-name="P24">Name (25 char)</text:p>
        </text:list-item>
        <text:list-item>
          <text:p text:style-name="P24">Number (9 digits)</text:p>
        </text:list-item>
        <text:list-item>
          <text:p text:style-name="P24">Street address (25 char)</text:p>
        </text:list-item>
        <text:list-item>
          <text:p text:style-name="P24">City (14 char)</text:p>
        </text:list-item>
        <text:list-item>
          <text:p text:style-name="P24">State (2 char)</text:p>
        </text:list-item>
        <text:list-item>
          <text:p text:style-name="P24">Zip code (5 digits)</text:p>
        </text:list-item>
        <text:list-item>
          <text:p text:style-name="P24">Service list <text:span text:style-name="T7">(repeatable)</text:span>:</text:p>
          <text:list>
            <text:list-item>
              <text:p text:style-name="P24">Date of service (MM-DD-YYYY)</text:p>
            </text:list-item>
            <text:list-item>
              <text:p text:style-name="P24">Provider name (25 char)</text:p>
            </text:list-item>
            <text:list-item>
              <text:p text:style-name="P24">Service name (20 char)</text:p>
            </text:list-item>
          </text:list>
        </text:list-item>
      </text:list>
      <text:list xml:id="list220932867403077" text:continue-list="list220933094934182" text:style-name="WW8Num1">
        <text:list-item>
          <text:list>
            <text:list-item>
              <text:list>
                <text:list-item>
                  <text:h text:style-name="Heading_20_3" text:outline-level="3"><text:bookmark-start text:name="__RefHeading__495_848818598"/>Provider report structure:<text:bookmark-end text:name="__RefHeading__495_848818598"/></text:h>
                </text:list-item>
              </text:list>
            </text:list-item>
          </text:list>
        </text:list-item>
      </text:list>
      <text:list xml:id="list266576705747447427" text:style-name="L30">
        <text:list-item>
          <text:p text:style-name="P25">Name (25 char)</text:p>
        </text:list-item>
        <text:list-item>
          <text:p text:style-name="P25">Number (9 digits)</text:p>
        </text:list-item>
        <text:list-item>
          <text:p text:style-name="P25">Street address (25 char)</text:p>
        </text:list-item>
        <text:list-item>
          <text:p text:style-name="P25">City (14 char)</text:p>
        </text:list-item>
        <text:list-item>
          <text:p text:style-name="P25">State (2 char)</text:p>
        </text:list-item>
        <text:list-item>
          <text:p text:style-name="P25">Zip code (5 digits)</text:p>
        </text:list-item>
        <text:list-item>
          <text:p text:style-name="P25">Service list <text:span text:style-name="T7">(repeatable)</text:span>:</text:p>
          <text:list>
            <text:list-item>
              <text:p text:style-name="P25">Date of service (DD-MM-YYYY)</text:p>
            </text:list-item>
            <text:list-item>
              <text:p text:style-name="P25">Date and time of data received (MM-DD-YYYY HH:MM:SS)</text:p>
            </text:list-item>
            <text:list-item>
              <text:p text:style-name="P25">Member name (25 char)</text:p>
            </text:list-item>
            <text:list-item>
              <text:p text:style-name="P25">Member number (9 digits)</text:p>
            </text:list-item>
            <text:list-item>
              <text:p text:style-name="P25">Service code (6 digits)</text:p>
            </text:list-item>
            <text:list-item>
              <text:p text:style-name="P25"><text:soft-page-break/>Fee to be paid (up to $999.99)</text:p>
            </text:list-item>
          </text:list>
        </text:list-item>
        <text:list-item>
          <text:p text:style-name="P25">Total number of consultations with members (3 digits)</text:p>
        </text:list-item>
        <text:list-item>
          <text:p text:style-name="P25">Total fee for the week (up to $99,999.99)</text:p>
        </text:list-item>
      </text:list>
      <text:list xml:id="list220932260289559" text:continue-list="list220932867403077" text:style-name="WW8Num1">
        <text:list-item>
          <text:list>
            <text:list-item>
              <text:list>
                <text:list-item>
                  <text:h text:style-name="Heading_20_3" text:outline-level="3"><text:bookmark-start text:name="__RefHeading__497_848818598"/>Summary report structure:<text:bookmark-end text:name="__RefHeading__497_848818598"/></text:h>
                </text:list-item>
              </text:list>
            </text:list-item>
          </text:list>
        </text:list-item>
      </text:list>
      <text:list xml:id="list2499129725815887658" text:style-name="L31">
        <text:list-item>
          <text:p text:style-name="P26">Provider list (repeatable):</text:p>
          <text:list>
            <text:list-item>
              <text:p text:style-name="P26">Provider name</text:p>
            </text:list-item>
            <text:list-item>
              <text:p text:style-name="P26">Number of consultations each had</text:p>
            </text:list-item>
            <text:list-item>
              <text:p text:style-name="P26">Total fee for the week (for that provider)</text:p>
            </text:list-item>
          </text:list>
        </text:list-item>
        <text:list-item>
          <text:p text:style-name="P26">Total number of providers who provided services</text:p>
        </text:list-item>
        <text:list-item>
          <text:p text:style-name="P26">Total number of consultations</text:p>
        </text:list-item>
        <text:list-item>
          <text:p text:style-name="P26">Total overall fee</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face style:name="Arial"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style:use-window-font-color="true" style:font-name="Times New Roman" fo:font-family="'Times New Roman'" style:font-family-generic="roman" fo:font-size="12pt" fo:language="en" fo:country="US" style:font-name-asian="Times New Roman" style:font-family-asian="'Times New Roman'" style:font-family-generic-asian="roman" style:font-size-asian="12pt" style:language-asian="en" style:country-asian="US" style:font-name-complex="Times New Roman" style:font-family-complex="'Times New Roman'" style:font-family-generic-complex="roman" style:font-size-complex="12pt" style:language-complex="ar" style:country-complex="SA"/>
    </style:style>
    <style:style style:name="Heading" style:family="paragraph" style:parent-style-name="Standard" style:next-style-name="Text_20_body" style:class="text">
      <style:paragraph-properties fo:margin-top="0.1665in" fo:margin-bottom="0.0417in" style:contextual-spacing="false" fo:line-height="100%" fo:text-align="center" style:justify-single-word="false"/>
      <style:text-properties fo:font-size="24pt" fo:font-weight="bold" style:letter-kerning="true" style:font-size-asian="24pt" style:font-weight-asian="bold" style:font-name-complex="Arial" style:font-family-complex="Arial" style:font-family-generic-complex="swiss" style:font-size-complex="16pt" style:font-weight-complex="bold"/>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WW8Num1" style:class="text">
      <style:paragraph-properties fo:margin-top="0in" fo:margin-bottom="0.3335in" style:contextual-spacing="false" fo:break-before="page" fo:keep-with-next="always">
        <style:tab-stops>
          <style:tab-stop style:position="0.3in"/>
        </style:tab-stops>
      </style:paragraph-properties>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Standard" style:default-outline-level="2" style:list-style-name="WW8Num1" style:class="text">
      <style:paragraph-properties fo:margin-top="0.1665in" fo:margin-bottom="0.0417in" style:contextual-spacing="false" fo:keep-with-next="always">
        <style:tab-stops>
          <style:tab-stop style:position="0.4in"/>
        </style:tab-stops>
      </style:paragraph-properties>
      <style:text-properties fo:font-size="14pt" fo:font-weight="bold" style:font-size-asian="14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WW8Num1" style:class="text">
      <style:paragraph-properties fo:margin-top="0.1665in" fo:margin-bottom="0.0417in" style:contextual-spacing="false" fo:keep-with-next="always">
        <style:tab-stops>
          <style:tab-stop style:position="0.5in"/>
        </style:tab-stops>
      </style:paragraph-properties>
      <style:text-properties style:font-name="Arial" fo:font-family="Arial" style:font-family-generic="swiss" fo:font-weight="bold" style:font-weight-asian="bold" style:font-name-complex="Arial" style:font-family-complex="Arial" style:font-family-generic-complex="swiss" style:font-size-complex="13pt" style:font-weight-complex="bold"/>
    </style:style>
    <style:style style:name="Heading_20_4" style:display-name="Heading 4" style:family="paragraph" style:parent-style-name="Standard" style:next-style-name="Standard" style:default-outline-level="4" style:list-style-name="WW8Num1" style:class="text">
      <style:paragraph-properties fo:margin-top="0.1665in" fo:margin-bottom="0.0417in" style:contextual-spacing="false" fo:keep-with-next="always">
        <style:tab-stops>
          <style:tab-stop style:position="0.6in"/>
        </style:tab-stops>
      </style:paragraph-propertie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WW8Num1" style:class="text">
      <style:paragraph-properties fo:margin-top="0.1665in" fo:margin-bottom="0.0417in" style:contextual-spacing="false">
        <style:tab-stops>
          <style:tab-stop style:position="0.7in"/>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8Num1" style:class="text">
      <style:paragraph-properties fo:margin-top="0.1665in" fo:margin-bottom="0.0417in" style:contextual-spacing="false">
        <style:tab-stops>
          <style:tab-stop style:position="0.8in"/>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8Num1" style:class="text">
      <style:paragraph-properties fo:margin-top="0.1665in" fo:margin-bottom="0.0417in" style:contextual-spacing="false">
        <style:tab-stops>
          <style:tab-stop style:position="0.9in"/>
        </style:tab-stops>
      </style:paragraph-properties>
    </style:style>
    <style:style style:name="Heading_20_8" style:display-name="Heading 8" style:family="paragraph" style:parent-style-name="Standard" style:next-style-name="Standard" style:default-outline-level="8" style:list-style-name="WW8Num1" style:class="text">
      <style:paragraph-properties fo:margin-top="0.1665in" fo:margin-bottom="0.0417in" style:contextual-spacing="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WW8Num1" style:class="text">
      <style:paragraph-properties fo:margin-top="0.1665in" fo:margin-bottom="0.0417in" style:contextual-spacing="false">
        <style:tab-stops>
          <style:tab-stop style:position="1.1in"/>
        </style:tab-stops>
      </style:paragraph-properties>
      <style:text-properties style:font-name="Arial" fo:font-family="Arial" style:font-family-generic="swiss" fo:font-size="11pt" style:font-size-asian="11pt" style:font-name-complex="Arial" style:font-family-complex="Arial" style:font-family-generic-complex="swiss" style:font-size-complex="11pt"/>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fo:font-style="italic" style:font-style-asian="italic"/>
    </style:style>
    <style:style style:name="Contents_20_1" style:display-name="Contents 1" style:family="paragraph" style:parent-style-name="Standard" style:next-style-name="Standard" style:class="index">
      <style:text-properties fo:font-weight="bold"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family="Arial" style:font-family-generic="swiss" style:font-name-complex="Arial" style:font-family-complex="Arial" style:font-family-generic-complex="swis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Table_20_of_20_Contents" style:display-name="Table of Contents" style:family="paragraph" style:parent-style-name="Standard">
      <style:paragraph-properties fo:margin-top="0.6665in" fo:margin-bottom="0.1665in" style:contextual-spacing="false"/>
      <style:text-properties fo:font-size="18pt" fo:font-weight="bold" style:font-size-asian="18pt" style:font-weight-asian="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默认段落字体"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1z0"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1z0"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1z0"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1z0"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1z0"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1z0"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1z0"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1z0"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z0"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z0"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z0"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z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z0"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z0"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in" style:type="center"/>
          <style:tab-stop style:position="6in" style:type="right"/>
        </style:tab-stops>
      </style:paragraph-properties>
    </style:style>
    <style:style style:name="MP2" style:family="paragraph" style:parent-style-name="Header">
      <style:paragraph-properties>
        <style:tab-stops>
          <style:tab-stop style:position="3in" style:type="center"/>
          <style:tab-stop style:position="6in" style:type="right"/>
        </style:tab-stops>
      </style:paragraph-properties>
    </style:style>
    <style:style style:name="MP3" style:family="paragraph" style:parent-style-name="Footer">
      <style:paragraph-properties>
        <style:tab-stops>
          <style:tab-stop style:position="3in" style:type="center"/>
          <style:tab-stop style:position="6in" style:type="right"/>
        </style:tab-stops>
      </style:paragraph-properties>
    </style:style>
    <style:style style:name="MT1" style:family="text">
      <style:text-properties officeooo:rsid="0000f9d5"/>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
      </style:header>
      <style:header-first>
        <text:p text:style-name="MP2"><text:tab/><text:tab/><text:span text:style-name="MT1">Brian Breniser</text:span></text:p>
      </style:header-first>
      <style:footer>
        <text:p text:style-name="MP3"><text:span text:style-name="MT1">Breniser</text:span><text:tab/><text:tab/><text:page-number text:select-page="current">9</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roduction</dc:title>
    <meta:initial-creator>Fei Xie</meta:initial-creator>
    <meta:creation-date>2008-04-06T16:31:00</meta:creation-date>
    <dc:date>2014-11-10T22:09:31.998402144</dc:date>
    <meta:editing-cycles>104</meta:editing-cycles>
    <meta:editing-duration>P2171DT11H50M56S</meta:editing-duration>
    <meta:generator>LibreOffice/4.2.7.2$Linux_X86_64 LibreOffice_project/420m0$Build-2</meta:generator>
    <meta:document-statistic meta:table-count="0" meta:image-count="0" meta:object-count="0" meta:page-count="9" meta:paragraph-count="141" meta:word-count="1055" meta:character-count="6169" meta:non-whitespace-character-count="5340"/>
    <meta:user-defined meta:name="KSOProductBuildVer">2052-6.6.0.2461</meta:user-defined>
  </office:meta>
</office:document-meta>
</file>